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="thin solid #000000" style:vertical-align="automatic" fo:background-color="#660066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fo:border="thin solid #000000" style:vertical-align="automatic"/>
    </style:style>
    <style:style style:name="ce6" style:family="table-cell" style:parent-style-name="Default" style:data-style-name="N36">
      <style:table-cell-properties fo:border="thin solid #000000" style:vertical-align="automatic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660066" style:repeat-content="false"/>
      <style:paragraph-properties fo:text-align="center"/>
      <style:text-properties fo:color="#FFFFFF"/>
    </style:style>
    <style:style style:name="ce9" style:family="table-cell" style:parent-style-name="Default" style:data-style-name="N36">
      <style:table-cell-properties style:vertical-align="automatic"/>
    </style:style>
    <style:style style:name="ce10" style:family="table-cell" style:parent-style-name="Default" style:data-style-name="N0">
      <style:table-cell-properties style:vertical-align="automatic"/>
      <style:text-properties style:text-underline-style="solid" style:text-underline-type="single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8.493125cm"/>
    </style:style>
    <style:style style:name="co8" style:family="table-column">
      <style:table-column-properties fo:break-before="auto" style:column-width="1.82562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icialização" table:style-name="ta1">
        <table:table-column table:style-name="co1" table:number-columns-repeated="26" table:default-cell-style-name="ce3"/>
        <table:table-column table:style-name="co2" table:number-columns-repeated="16358" table:default-cell-style-name="ce3"/>
        <table:table-row table:style-name="ro1">
          <table:table-cell office:value-type="string" table:style-name="ce2">
            <text:p>atribuiçõe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4" table:style-name="ce3"/>
          <table:table-cell table:style-name="ce3">
            <draw:frame draw:z-index="2" draw:id="id1" draw:style-name="a1" draw:name="Gráfico 9" svg:x="0in" svg:y="0in" svg:width="4.8866in" svg:height="4.476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3">
            <draw:frame draw:z-index="1" draw:id="id0" draw:style-name="a0" draw:name="Gráfico 8" svg:x="1.23958in" svg:y="0in" svg:width="4.8736in" svg:height="4.572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134733" table:formula="of:=12+5*5+2*[.A4]" table:style-name="ce3">
            <text:p>134733</text:p>
          </table:table-cell>
          <table:table-cell office:value-type="float" office:value="134783" table:formula="of:=12+5*15+2*[.A4]" table:style-name="ce3">
            <text:p>134783</text:p>
          </table:table-cell>
          <table:table-cell office:value-type="float" office:value="134858" table:formula="of:=12+5*30+2*[.A4]" table:style-name="ce3">
            <text:p>134858</text:p>
          </table:table-cell>
          <table:table-cell office:value-type="float" office:value="134933" table:formula="of:=12+5*45+2*[.A4]" table:style-name="ce3">
            <text:p>134933</text:p>
          </table:table-cell>
          <table:table-cell table:number-columns-repeated="16379" table:style-name="ce3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450901" table:formula="of:=12+5*5+2*[.A5]" table:style-name="ce3">
            <text:p>450901</text:p>
          </table:table-cell>
          <table:table-cell office:value-type="float" office:value="450951" table:formula="of:=12+5*15+2*[.A5]" table:style-name="ce3">
            <text:p>450951</text:p>
          </table:table-cell>
          <table:table-cell office:value-type="float" office:value="451026" table:formula="of:=12+5*30+2*[.A5]" table:style-name="ce3">
            <text:p>451026</text:p>
          </table:table-cell>
          <table:table-cell office:value-type="float" office:value="451101" table:formula="of:=12+5*45+2*[.A5]" table:style-name="ce3">
            <text:p>451101</text:p>
          </table:table-cell>
          <table:table-cell table:number-columns-repeated="16379" table:style-name="ce3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577765" table:formula="of:=12+5*5+2*[.A6]" table:style-name="ce3">
            <text:p>577765</text:p>
          </table:table-cell>
          <table:table-cell office:value-type="float" office:value="577815" table:formula="of:=12+5*15+2*[.A6]" table:style-name="ce3">
            <text:p>577815</text:p>
          </table:table-cell>
          <table:table-cell office:value-type="float" office:value="577890" table:formula="of:=12+5*30+2*[.A6]" table:style-name="ce3">
            <text:p>577890</text:p>
          </table:table-cell>
          <table:table-cell office:value-type="float" office:value="577965" table:formula="of:=12+5*45+2*[.A6]" table:style-name="ce3">
            <text:p>577965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632137" table:formula="of:=12+5*5+2*[.A7]" table:style-name="ce3">
            <text:p>632137</text:p>
          </table:table-cell>
          <table:table-cell office:value-type="float" office:value="632187" table:formula="of:=12+5*15+2*[.A7]" table:style-name="ce3">
            <text:p>632187</text:p>
          </table:table-cell>
          <table:table-cell office:value-type="float" office:value="632262" table:formula="of:=12+5*30+2*[.A7]" table:style-name="ce3">
            <text:p>632262</text:p>
          </table:table-cell>
          <table:table-cell office:value-type="float" office:value="632337" table:formula="of:=12+5*45+2*[.A7]" table:style-name="ce3">
            <text:p>632337</text:p>
          </table:table-cell>
          <table:table-cell table:number-columns-repeated="16379" table:style-name="ce3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1080037" table:formula="of:=12+5*5+2*[.A8]" table:style-name="ce3">
            <text:p>1080037</text:p>
          </table:table-cell>
          <table:table-cell office:value-type="float" office:value="1080087" table:formula="of:=12+5*15+2*[.A8]" table:style-name="ce3">
            <text:p>1080087</text:p>
          </table:table-cell>
          <table:table-cell office:value-type="float" office:value="1080162" table:formula="of:=12+5*30+2*[.A8]" table:style-name="ce3">
            <text:p>1080162</text:p>
          </table:table-cell>
          <table:table-cell office:value-type="float" office:value="1080237" table:formula="of:=12+5*45+2*[.A8]" table:style-name="ce3">
            <text:p>1080237</text:p>
          </table:table-cell>
          <table:table-cell office:value-type="string" table:style-name="ce5">
            <text:p>'colocar formula de a(n,k) no bloco de incializaçã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peraçõe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67353" table:formula="of:=5+[.A12]" table:style-name="ce3">
            <text:p>67353</text:p>
          </table:table-cell>
          <table:table-cell office:value-type="float" office:value="67363" table:formula="of:=15+[.A12]" table:style-name="ce3">
            <text:p>67363</text:p>
          </table:table-cell>
          <table:table-cell office:value-type="float" office:value="67378" table:formula="of:=30+[.A12]" table:style-name="ce3">
            <text:p>67378</text:p>
          </table:table-cell>
          <table:table-cell office:value-type="float" office:value="67393" table:formula="of:=45+[.A12]" table:style-name="ce3">
            <text:p>67393</text:p>
          </table:table-cell>
          <table:table-cell table:number-columns-repeated="16379" table:style-name="ce3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225437" table:formula="of:=5+[.A13]" table:style-name="ce3">
            <text:p>225437</text:p>
          </table:table-cell>
          <table:table-cell office:value-type="float" office:value="225447" table:formula="of:=15+[.A13]" table:style-name="ce3">
            <text:p>225447</text:p>
          </table:table-cell>
          <table:table-cell office:value-type="float" office:value="225462" table:formula="of:=30+[.A13]" table:style-name="ce3">
            <text:p>225462</text:p>
          </table:table-cell>
          <table:table-cell office:value-type="float" office:value="225477" table:formula="of:=45+[.A13]" table:style-name="ce3">
            <text:p>225477</text:p>
          </table:table-cell>
          <table:table-cell table:number-columns-repeated="16379" table:style-name="ce3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288869" table:formula="of:=5+[.A14]" table:style-name="ce3">
            <text:p>288869</text:p>
          </table:table-cell>
          <table:table-cell office:value-type="float" office:value="288879" table:formula="of:=15+[.A14]" table:style-name="ce3">
            <text:p>288879</text:p>
          </table:table-cell>
          <table:table-cell office:value-type="float" office:value="288894" table:formula="of:=30+[.A14]" table:style-name="ce3">
            <text:p>288894</text:p>
          </table:table-cell>
          <table:table-cell office:value-type="float" office:value="288909" table:formula="of:=45+[.A14]" table:style-name="ce3">
            <text:p>288909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316055" table:formula="of:=5+[.A15]" table:style-name="ce3">
            <text:p>316055</text:p>
          </table:table-cell>
          <table:table-cell office:value-type="float" office:value="316065" table:formula="of:=15+[.A15]" table:style-name="ce3">
            <text:p>316065</text:p>
          </table:table-cell>
          <table:table-cell office:value-type="float" office:value="316080" table:formula="of:=30+[.A15]" table:style-name="ce3">
            <text:p>316080</text:p>
          </table:table-cell>
          <table:table-cell office:value-type="float" office:value="316095" table:formula="of:=45+[.A15]" table:style-name="ce3">
            <text:p>316095</text:p>
          </table:table-cell>
          <table:table-cell table:number-columns-repeated="16379" table:style-name="ce3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540005" table:formula="of:=5+[.A16]" table:style-name="ce3">
            <text:p>540005</text:p>
          </table:table-cell>
          <table:table-cell office:value-type="float" office:value="540015" table:formula="of:=15+[.A16]" table:style-name="ce3">
            <text:p>540015</text:p>
          </table:table-cell>
          <table:table-cell office:value-type="float" office:value="540030" table:formula="of:=30+[.A16]" table:style-name="ce3">
            <text:p>540030</text:p>
          </table:table-cell>
          <table:table-cell office:value-type="float" office:value="540045" table:formula="of:=45+[.A16]" table:style-name="ce3">
            <text:p>540045</text:p>
          </table:table-cell>
          <table:table-cell office:value-type="string" table:style-name="ce5">
            <text:p>colocar formula de o(n,k) no bloco de incializaçã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mparaçõe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134704" table:formula="of:=3+5+2*[.A20]" table:style-name="ce3">
            <text:p>134704</text:p>
          </table:table-cell>
          <table:table-cell office:value-type="float" office:value="134714" table:formula="of:=3+15+2*[.A20]" table:style-name="ce3">
            <text:p>134714</text:p>
          </table:table-cell>
          <table:table-cell office:value-type="float" office:value="134729" table:formula="of:=3+30+2*[.A20]" table:style-name="ce3">
            <text:p>134729</text:p>
          </table:table-cell>
          <table:table-cell office:value-type="float" office:value="134744" table:formula="of:=3+45+2*[.A20]" table:style-name="ce3">
            <text:p>134744</text:p>
          </table:table-cell>
          <table:table-cell table:number-columns-repeated="16379" table:style-name="ce3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450872" table:formula="of:=3+5+2*[.A21]" table:style-name="ce3">
            <text:p>450872</text:p>
          </table:table-cell>
          <table:table-cell office:value-type="float" office:value="450882" table:formula="of:=3+15+2*[.A21]" table:style-name="ce3">
            <text:p>450882</text:p>
          </table:table-cell>
          <table:table-cell office:value-type="float" office:value="450897" table:formula="of:=3+30+2*[.A21]" table:style-name="ce3">
            <text:p>450897</text:p>
          </table:table-cell>
          <table:table-cell office:value-type="float" office:value="450912" table:formula="of:=3+45+2*[.A21]" table:style-name="ce3">
            <text:p>450912</text:p>
          </table:table-cell>
          <table:table-cell table:number-columns-repeated="16379" table:style-name="ce3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577736" table:formula="of:=3+5+2*[.A22]" table:style-name="ce3">
            <text:p>577736</text:p>
          </table:table-cell>
          <table:table-cell office:value-type="float" office:value="577746" table:formula="of:=3+15+2*[.A22]" table:style-name="ce3">
            <text:p>577746</text:p>
          </table:table-cell>
          <table:table-cell office:value-type="float" office:value="577761" table:formula="of:=3+30+2*[.A22]" table:style-name="ce3">
            <text:p>577761</text:p>
          </table:table-cell>
          <table:table-cell office:value-type="float" office:value="577776" table:formula="of:=3+45+2*[.A22]" table:style-name="ce3">
            <text:p>577776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632108" table:formula="of:=3+5+2*[.A23]" table:style-name="ce3">
            <text:p>632108</text:p>
          </table:table-cell>
          <table:table-cell office:value-type="float" office:value="632118" table:formula="of:=3+15+2*[.A23]" table:style-name="ce3">
            <text:p>632118</text:p>
          </table:table-cell>
          <table:table-cell office:value-type="float" office:value="632133" table:formula="of:=3+30+2*[.A23]" table:style-name="ce3">
            <text:p>632133</text:p>
          </table:table-cell>
          <table:table-cell office:value-type="float" office:value="632148" table:formula="of:=3+45+2*[.A23]" table:style-name="ce3">
            <text:p>632148</text:p>
          </table:table-cell>
          <table:table-cell table:number-columns-repeated="16379" table:style-name="ce3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1080008" table:formula="of:=3+5+2*[.A24]" table:style-name="ce3">
            <text:p>1080008</text:p>
          </table:table-cell>
          <table:table-cell office:value-type="float" office:value="1080018" table:formula="of:=3+15+2*[.A24]" table:style-name="ce3">
            <text:p>1080018</text:p>
          </table:table-cell>
          <table:table-cell office:value-type="float" office:value="1080033" table:formula="of:=3+30+2*[.A24]" table:style-name="ce3">
            <text:p>1080033</text:p>
          </table:table-cell>
          <table:table-cell office:value-type="float" office:value="1080048" table:formula="of:=3+45+2*[.A24]" table:style-name="ce3">
            <text:p>1080048</text:p>
          </table:table-cell>
          <table:table-cell office:value-type="string" table:style-name="ce5">
            <text:p>colocar formula de c(n,k) no bloco de incializaçã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usto (norma L1)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336790" table:formula="of:=[.B4]+[.B12]+[.B20]" table:style-name="ce6">
            <text:p>336790,0</text:p>
          </table:table-cell>
          <table:table-cell office:value-type="float" office:value="336860" table:formula="of:=[.C4]+[.C12]+[.C20]" table:style-name="ce6">
            <text:p>336860,0</text:p>
          </table:table-cell>
          <table:table-cell office:value-type="float" office:value="336965" table:formula="of:=[.D4]+[.D12]+[.D20]" table:style-name="ce6">
            <text:p>336965,0</text:p>
          </table:table-cell>
          <table:table-cell office:value-type="float" office:value="337070" table:formula="of:=[.E4]+[.E12]+[.E20]" table:style-name="ce6">
            <text:p>337070,0</text:p>
          </table:table-cell>
          <table:table-cell table:number-columns-repeated="16379" table:style-name="ce3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1127210" table:formula="of:=[.B5]+[.B13]+[.B21]" table:style-name="ce6">
            <text:p>1127210,0</text:p>
          </table:table-cell>
          <table:table-cell office:value-type="float" office:value="1127280" table:formula="of:=[.C5]+[.C13]+[.C21]" table:style-name="ce6">
            <text:p>1127280,0</text:p>
          </table:table-cell>
          <table:table-cell office:value-type="float" office:value="1127385" table:formula="of:=[.D5]+[.D13]+[.D21]" table:style-name="ce6">
            <text:p>1127385,0</text:p>
          </table:table-cell>
          <table:table-cell office:value-type="float" office:value="1127490" table:formula="of:=[.E5]+[.E13]+[.E21]" table:style-name="ce6">
            <text:p>1127490,0</text:p>
          </table:table-cell>
          <table:table-cell table:number-columns-repeated="16379" table:style-name="ce3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1444370" table:formula="of:=[.B6]+[.B14]+[.B22]" table:style-name="ce6">
            <text:p>1444370,0</text:p>
          </table:table-cell>
          <table:table-cell office:value-type="float" office:value="1444440" table:formula="of:=[.C6]+[.C14]+[.C22]" table:style-name="ce6">
            <text:p>1444440,0</text:p>
          </table:table-cell>
          <table:table-cell office:value-type="float" office:value="1444545" table:formula="of:=[.D6]+[.D14]+[.D22]" table:style-name="ce6">
            <text:p>1444545,0</text:p>
          </table:table-cell>
          <table:table-cell office:value-type="float" office:value="1444650" table:formula="of:=[.E6]+[.E14]+[.E22]" table:style-name="ce6">
            <text:p>1444650,0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1580300" table:formula="of:=[.B7]+[.B15]+[.B23]" table:style-name="ce6">
            <text:p>1580300,0</text:p>
          </table:table-cell>
          <table:table-cell office:value-type="float" office:value="1580370" table:formula="of:=[.C7]+[.C15]+[.C23]" table:style-name="ce6">
            <text:p>1580370,0</text:p>
          </table:table-cell>
          <table:table-cell office:value-type="float" office:value="1580475" table:formula="of:=[.D7]+[.D15]+[.D23]" table:style-name="ce6">
            <text:p>1580475,0</text:p>
          </table:table-cell>
          <table:table-cell office:value-type="float" office:value="1580580" table:formula="of:=[.E7]+[.E15]+[.E23]" table:style-name="ce6">
            <text:p>1580580,0</text:p>
          </table:table-cell>
          <table:table-cell table:number-columns-repeated="16379" table:style-name="ce3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2700050" table:formula="of:=[.B8]+[.B16]+[.B24]" table:style-name="ce6">
            <text:p>2700050,0</text:p>
          </table:table-cell>
          <table:table-cell office:value-type="float" office:value="2700120" table:formula="of:=[.C8]+[.C16]+[.C24]" table:style-name="ce6">
            <text:p>2700120,0</text:p>
          </table:table-cell>
          <table:table-cell office:value-type="float" office:value="2700225" table:formula="of:=[.D8]+[.D16]+[.D24]" table:style-name="ce6">
            <text:p>2700225,0</text:p>
          </table:table-cell>
          <table:table-cell office:value-type="float" office:value="2700330" table:formula="of:=[.E8]+[.E16]+[.E24]" table:style-name="ce6">
            <text:p>2700330,0</text:p>
          </table:table-cell>
          <table:table-cell table:number-columns-repeated="16379" table:style-name="ce3"/>
        </table:table-row>
        <table:table-row table:number-rows-repeated="48" table:style-name="ro1">
          <table:table-cell table:number-columns-repeated="16384"/>
        </table:table-row>
        <table:table-row table:number-rows-repeated="14" table:style-name="ro1">
          <table:table-cell table:number-columns-repeated="16384" table:style-name="ce3"/>
        </table:table-row>
        <table:table-row table:number-rows-repeated="906" table:style-name="ro1">
          <table:table-cell table:style-name="ce7"/>
          <table:table-cell table:number-columns-repeated="16383"/>
        </table:table-row>
        <table:table-row table:number-rows-repeated="1047576" table:style-name="ro2">
          <table:table-cell table:number-columns-repeated="16384"/>
        </table:table-row>
      </table:table>
      <table:table table:name="iterativo" table:style-name="ta1"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0" table:default-cell-style-name="ce3"/>
        <table:table-column table:style-name="co2" table:number-columns-repeated="16358" table:default-cell-style-name="ce3"/>
        <table:table-row table:style-name="ro1">
          <table:table-cell office:value-type="string" table:style-name="ce2">
            <text:p>atribuiçõe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8418570" table:formula="of:=4+6+12*5+25*[.A4]*5" table:style-name="ce3">
            <text:p>8418570</text:p>
          </table:table-cell>
          <table:table-cell office:value-type="float" office:value="25255690" table:formula="of:=4+6+12*15+25*[.A4]*15" table:style-name="ce3">
            <text:p>25255690</text:p>
          </table:table-cell>
          <table:table-cell office:value-type="float" office:value="50511370" table:formula="of:=4+6+12*30+25*[.A4]*30" table:style-name="ce3">
            <text:p>50511370</text:p>
          </table:table-cell>
          <table:table-cell office:value-type="float" office:value="75767050" table:formula="of:=4+6+12*45+25*[.A4]*45" table:style-name="ce3">
            <text:p>75767050</text:p>
          </table:table-cell>
          <table:table-cell office:value-type="string" table:style-name="ce5">
            <text:p>'colocar formula de a(n,k) no bloco iterativo</text:p>
          </table:table-cell>
          <table:table-cell table:style-name="ce3">
            <draw:frame draw:z-index="1" draw:id="id2" draw:style-name="a2" draw:name="Gráfico 1" svg:x="0.11458in" svg:y="0.04167in" svg:width="5.36459in" svg:height="4.833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28179070" table:formula="of:=4+6+12*5+25*[.A5]*5" table:style-name="ce3">
            <text:p>28179070</text:p>
          </table:table-cell>
          <table:table-cell office:value-type="float" office:value="84537190" table:formula="of:=4+6+12*15+25*[.A5]*15" table:style-name="ce3">
            <text:p>84537190</text:p>
          </table:table-cell>
          <table:table-cell office:value-type="float" office:value="169074370" table:formula="of:=4+6+12*30+25*[.A5]*30" table:style-name="ce3">
            <text:p>169074370</text:p>
          </table:table-cell>
          <table:table-cell office:value-type="float" office:value="253611550" table:formula="of:=4+6+12*45+25*[.A5]*45" table:style-name="ce3">
            <text:p>253611550</text:p>
          </table:table-cell>
          <table:table-cell table:number-columns-repeated="16379" table:style-name="ce3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36108070" table:formula="of:=4+6+12*5+25*[.A6]*5" table:style-name="ce3">
            <text:p>36108070</text:p>
          </table:table-cell>
          <table:table-cell office:value-type="float" office:value="108324190" table:formula="of:=4+6+12*15+25*[.A6]*15" table:style-name="ce3">
            <text:p>108324190</text:p>
          </table:table-cell>
          <table:table-cell office:value-type="float" office:value="216648370" table:formula="of:=4+6+12*30+25*[.A6]*30" table:style-name="ce3">
            <text:p>216648370</text:p>
          </table:table-cell>
          <table:table-cell office:value-type="float" office:value="324972550" table:formula="of:=4+6+12*45+25*[.A6]*45" table:style-name="ce3">
            <text:p>324972550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39506320" table:formula="of:=4+6+12*5+25*[.A7]*5" table:style-name="ce3">
            <text:p>39506320</text:p>
          </table:table-cell>
          <table:table-cell office:value-type="float" office:value="118518940" table:formula="of:=4+6+12*15+25*[.A7]*15" table:style-name="ce3">
            <text:p>118518940</text:p>
          </table:table-cell>
          <table:table-cell office:value-type="float" office:value="237037870" table:formula="of:=4+6+12*30+25*[.A7]*30" table:style-name="ce3">
            <text:p>237037870</text:p>
          </table:table-cell>
          <table:table-cell office:value-type="float" office:value="355556800" table:formula="of:=4+6+12*45+25*[.A7]*45" table:style-name="ce3">
            <text:p>355556800</text:p>
          </table:table-cell>
          <table:table-cell table:number-columns-repeated="16379" table:style-name="ce3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67500070" table:formula="of:=4+6+12*5+25*[.A8]*5" table:style-name="ce3">
            <text:p>67500070</text:p>
          </table:table-cell>
          <table:table-cell office:value-type="float" office:value="202500190" table:formula="of:=4+6+12*15+25*[.A8]*15" table:style-name="ce3">
            <text:p>202500190</text:p>
          </table:table-cell>
          <table:table-cell office:value-type="float" office:value="405000370" table:formula="of:=4+6+12*30+25*[.A8]*30" table:style-name="ce3">
            <text:p>405000370</text:p>
          </table:table-cell>
          <table:table-cell office:value-type="float" office:value="607500550" table:formula="of:=4+6+12*45+25*[.A8]*45" table:style-name="ce3">
            <text:p>60750055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2">
            <text:p>operaçõe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5118470" table:formula="of:=2+[.A12]+4*5+15*[.A12]*5" table:style-name="ce3">
            <text:p>5118470</text:p>
          </table:table-cell>
          <table:table-cell office:value-type="float" office:value="15220710" table:formula="of:=2+[.A12]+4*15+15*[.A12]*15" table:style-name="ce3">
            <text:p>15220710</text:p>
          </table:table-cell>
          <table:table-cell office:value-type="float" office:value="30374070" table:formula="of:=2+[.A12]+4*30+15*[.A12]*30" table:style-name="ce3">
            <text:p>30374070</text:p>
          </table:table-cell>
          <table:table-cell office:value-type="float" office:value="60680730" table:formula="of:=2+[.A12]+4*45+20*[.A12]*45" table:style-name="ce9">
            <text:p>60680730,0</text:p>
          </table:table-cell>
          <table:table-cell office:value-type="string" table:style-name="ce5">
            <text:p>colocar formula de o(n,k) no bloco iterativo</text:p>
          </table:table-cell>
          <table:table-cell table:number-columns-repeated="16378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17132854" table:formula="of:=2+[.A13]+4*5+15*[.A13]*5" table:style-name="ce3">
            <text:p>17132854</text:p>
          </table:table-cell>
          <table:table-cell office:value-type="float" office:value="50947694" table:formula="of:=2+[.A13]+4*15+15*[.A13]*15" table:style-name="ce3">
            <text:p>50947694</text:p>
          </table:table-cell>
          <table:table-cell office:value-type="float" office:value="101669954" table:formula="of:=2+[.A13]+4*30+15*[.A13]*30" table:style-name="ce3">
            <text:p>101669954</text:p>
          </table:table-cell>
          <table:table-cell office:value-type="float" office:value="203114414" table:formula="of:=2+[.A13]+4*45+20*[.A13]*45" table:style-name="ce9">
            <text:p>203114414,0</text:p>
          </table:table-cell>
          <table:table-cell table:number-columns-repeated="16379" table:style-name="ce3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21953686" table:formula="of:=2+[.A14]+4*5+15*[.A14]*5" table:style-name="ce3">
            <text:p>21953686</text:p>
          </table:table-cell>
          <table:table-cell office:value-type="float" office:value="65283326" table:formula="of:=2+[.A14]+4*15+15*[.A14]*15" table:style-name="ce3">
            <text:p>65283326</text:p>
          </table:table-cell>
          <table:table-cell office:value-type="float" office:value="130277786" table:formula="of:=2+[.A14]+4*30+15*[.A14]*30" table:style-name="ce3">
            <text:p>130277786</text:p>
          </table:table-cell>
          <table:table-cell office:value-type="float" office:value="260266646" table:formula="of:=2+[.A14]+4*45+20*[.A14]*45" table:style-name="ce9">
            <text:p>260266646,0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24019822" table:formula="of:=2+[.A15]+4*5+15*[.A15]*5" table:style-name="ce3">
            <text:p>24019822</text:p>
          </table:table-cell>
          <table:table-cell office:value-type="float" office:value="71427362" table:formula="of:=2+[.A15]+4*15+15*[.A15]*15" table:style-name="ce3">
            <text:p>71427362</text:p>
          </table:table-cell>
          <table:table-cell office:value-type="float" office:value="142538672" table:formula="of:=2+[.A15]+4*30+15*[.A15]*30" table:style-name="ce3">
            <text:p>142538672</text:p>
          </table:table-cell>
          <table:table-cell office:value-type="float" office:value="284761232" table:formula="of:=2+[.A15]+4*45+20*[.A15]*45" table:style-name="ce9">
            <text:p>284761232,0</text:p>
          </table:table-cell>
          <table:table-cell table:number-columns-repeated="16379" table:style-name="ce3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41040022" table:formula="of:=2+[.A16]+4*5+15*[.A16]*5" table:style-name="ce3">
            <text:p>41040022</text:p>
          </table:table-cell>
          <table:table-cell office:value-type="float" office:value="122040062" table:formula="of:=2+[.A16]+4*15+15*[.A16]*15" table:style-name="ce3">
            <text:p>122040062</text:p>
          </table:table-cell>
          <table:table-cell office:value-type="float" office:value="243540122" table:formula="of:=2+[.A16]+4*30+15*[.A16]*30" table:style-name="ce3">
            <text:p>243540122</text:p>
          </table:table-cell>
          <table:table-cell office:value-type="float" office:value="486540182" table:formula="of:=2+[.A16]+4*45+20*[.A16]*45" table:style-name="ce9">
            <text:p>486540182,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2">
            <text:p>comparaçõe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1549023" table:formula="of:=4+3*[.A20]+3*5+4*[.A20]*5" table:style-name="ce3">
            <text:p>1549023</text:p>
          </table:table-cell>
          <table:table-cell office:value-type="float" office:value="4242973" table:formula="of:=4+3*[.A20]+3*15+4*[.A20]*15" table:style-name="ce3">
            <text:p>4242973</text:p>
          </table:table-cell>
          <table:table-cell office:value-type="float" office:value="8283898" table:formula="of:=4+3*[.A20]+3*30+4*[.A20]*30" table:style-name="ce3">
            <text:p>8283898</text:p>
          </table:table-cell>
          <table:table-cell office:value-type="float" office:value="12324823" table:formula="of:=4+3*[.A20]+3*45+4*[.A20]*45" table:style-name="ce3">
            <text:p>12324823</text:p>
          </table:table-cell>
          <table:table-cell office:value-type="string" table:style-name="ce5">
            <text:p>colocar formula de c(n,k) no bloco iterativo</text:p>
          </table:table-cell>
          <table:table-cell table:number-columns-repeated="16378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5184955" table:formula="of:=4+3*[.A21]+3*5+4*[.A21]*5" table:style-name="ce3">
            <text:p>5184955</text:p>
          </table:table-cell>
          <table:table-cell office:value-type="float" office:value="14202265" table:formula="of:=4+3*[.A21]+3*15+4*[.A21]*15" table:style-name="ce3">
            <text:p>14202265</text:p>
          </table:table-cell>
          <table:table-cell office:value-type="float" office:value="27728230" table:formula="of:=4+3*[.A21]+3*30+4*[.A21]*30" table:style-name="ce3">
            <text:p>27728230</text:p>
          </table:table-cell>
          <table:table-cell office:value-type="float" office:value="41254195" table:formula="of:=4+3*[.A21]+3*45+4*[.A21]*45" table:style-name="ce3">
            <text:p>41254195</text:p>
          </table:table-cell>
          <table:table-cell table:number-columns-repeated="16379" table:style-name="ce3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6643891" table:formula="of:=4+3*[.A22]+3*5+4*[.A22]*5" table:style-name="ce3">
            <text:p>6643891</text:p>
          </table:table-cell>
          <table:table-cell office:value-type="float" office:value="18198481" table:formula="of:=4+3*[.A22]+3*15+4*[.A22]*15" table:style-name="ce3">
            <text:p>18198481</text:p>
          </table:table-cell>
          <table:table-cell office:value-type="float" office:value="35530366" table:formula="of:=4+3*[.A22]+3*30+4*[.A22]*30" table:style-name="ce3">
            <text:p>35530366</text:p>
          </table:table-cell>
          <table:table-cell office:value-type="float" office:value="52862251" table:formula="of:=4+3*[.A22]+3*45+4*[.A22]*45" table:style-name="ce3">
            <text:p>52862251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7269169" table:formula="of:=4+3*[.A23]+3*5+4*[.A23]*5" table:style-name="ce3">
            <text:p>7269169</text:p>
          </table:table-cell>
          <table:table-cell office:value-type="float" office:value="19911199" table:formula="of:=4+3*[.A23]+3*15+4*[.A23]*15" table:style-name="ce3">
            <text:p>19911199</text:p>
          </table:table-cell>
          <table:table-cell office:value-type="float" office:value="38874244" table:formula="of:=4+3*[.A23]+3*30+4*[.A23]*30" table:style-name="ce3">
            <text:p>38874244</text:p>
          </table:table-cell>
          <table:table-cell office:value-type="float" office:value="57837289" table:formula="of:=4+3*[.A23]+3*45+4*[.A23]*45" table:style-name="ce3">
            <text:p>57837289</text:p>
          </table:table-cell>
          <table:table-cell table:number-columns-repeated="16379" table:style-name="ce3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12420019" table:formula="of:=4+3*[.A24]+3*5+4*[.A24]*5" table:style-name="ce3">
            <text:p>12420019</text:p>
          </table:table-cell>
          <table:table-cell office:value-type="float" office:value="34020049" table:formula="of:=4+3*[.A24]+3*15+4*[.A24]*15" table:style-name="ce3">
            <text:p>34020049</text:p>
          </table:table-cell>
          <table:table-cell office:value-type="float" office:value="66420094" table:formula="of:=4+3*[.A24]+3*30+4*[.A24]*30" table:style-name="ce3">
            <text:p>66420094</text:p>
          </table:table-cell>
          <table:table-cell office:value-type="float" office:value="98820139" table:formula="of:=4+3*[.A24]+3*45+4*[.A24]*45" table:style-name="ce3">
            <text:p>98820139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2">
            <text:p>Custo (norma L1)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15086063" table:formula="of:=1*[.B4]+1*[.B12]+1*[.B20]" table:style-name="ce6">
            <text:p>15086063,0</text:p>
          </table:table-cell>
          <table:table-cell office:value-type="float" office:value="44719373" table:formula="of:=1*[.C4]+1*[.C12]+1*[.C20]" table:style-name="ce6">
            <text:p>44719373,0</text:p>
          </table:table-cell>
          <table:table-cell office:value-type="float" office:value="89169338" table:formula="of:=1*[.D4]+1*[.D12]+1*[.D20]" table:style-name="ce6">
            <text:p>89169338,0</text:p>
          </table:table-cell>
          <table:table-cell office:value-type="float" office:value="148772603" table:formula="of:=1*[.E4]+1*[.E12]+1*[.E20]" table:style-name="ce6">
            <text:p>148772603,0</text:p>
          </table:table-cell>
          <table:table-cell table:number-columns-repeated="16379" table:style-name="ce3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50496879" table:formula="of:=1*[.B5]+1*[.B13]+1*[.B21]" table:style-name="ce6">
            <text:p>50496879,0</text:p>
          </table:table-cell>
          <table:table-cell office:value-type="float" office:value="149687149" table:formula="of:=1*[.C5]+1*[.C13]+1*[.C21]" table:style-name="ce6">
            <text:p>149687149,0</text:p>
          </table:table-cell>
          <table:table-cell office:value-type="float" office:value="298472554" table:formula="of:=1*[.D5]+1*[.D13]+1*[.D21]" table:style-name="ce6">
            <text:p>298472554,0</text:p>
          </table:table-cell>
          <table:table-cell office:value-type="float" office:value="497980159" table:formula="of:=1*[.E5]+1*[.E13]+1*[.E21]" table:style-name="ce6">
            <text:p>497980159,0</text:p>
          </table:table-cell>
          <table:table-cell table:number-columns-repeated="16379" table:style-name="ce3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64705647" table:formula="of:=1*[.B6]+1*[.B14]+1*[.B22]" table:style-name="ce6">
            <text:p>64705647,0</text:p>
          </table:table-cell>
          <table:table-cell office:value-type="float" office:value="191805997" table:formula="of:=1*[.C6]+1*[.C14]+1*[.C22]" table:style-name="ce6">
            <text:p>191805997,0</text:p>
          </table:table-cell>
          <table:table-cell office:value-type="float" office:value="382456522" table:formula="of:=1*[.D6]+1*[.D14]+1*[.D22]" table:style-name="ce6">
            <text:p>382456522,0</text:p>
          </table:table-cell>
          <table:table-cell office:value-type="float" office:value="638101447" table:formula="of:=1*[.E6]+1*[.E14]+1*[.E22]" table:style-name="ce6">
            <text:p>638101447,0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70795311" table:formula="of:=1*[.B7]+1*[.B15]+1*[.B23]" table:style-name="ce6">
            <text:p>70795311,0</text:p>
          </table:table-cell>
          <table:table-cell office:value-type="float" office:value="209857501" table:formula="of:=1*[.C7]+1*[.C15]+1*[.C23]" table:style-name="ce6">
            <text:p>209857501,0</text:p>
          </table:table-cell>
          <table:table-cell office:value-type="float" office:value="418450786" table:formula="of:=1*[.D7]+1*[.D15]+1*[.D23]" table:style-name="ce6">
            <text:p>418450786,0</text:p>
          </table:table-cell>
          <table:table-cell office:value-type="float" office:value="698155321" table:formula="of:=1*[.E7]+1*[.E15]+1*[.E23]" table:style-name="ce6">
            <text:p>698155321,0</text:p>
          </table:table-cell>
          <table:table-cell table:style-name="ce3">
            <draw:frame draw:z-index="2" draw:id="id3" draw:style-name="a3" draw:name="Gráfico 2" svg:x="3.19792in" svg:y="0.11458in" svg:width="5.69791in" svg:height="5.38542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120960111" table:formula="of:=1*[.B8]+1*[.B16]+1*[.B24]" table:style-name="ce6">
            <text:p>120960111,0</text:p>
          </table:table-cell>
          <table:table-cell office:value-type="float" office:value="358560301" table:formula="of:=1*[.C8]+1*[.C16]+1*[.C24]" table:style-name="ce6">
            <text:p>358560301,0</text:p>
          </table:table-cell>
          <table:table-cell office:value-type="float" office:value="714960586" table:formula="of:=1*[.D8]+1*[.D16]+1*[.D24]" table:style-name="ce6">
            <text:p>714960586,0</text:p>
          </table:table-cell>
          <table:table-cell office:value-type="float" office:value="1192860871" table:formula="of:=1*[.E8]+1*[.E16]+1*[.E24]" table:style-name="ce6">
            <text:p>1192860871,0</text:p>
          </table:table-cell>
          <table:table-cell table:number-columns-repeated="16379" table:style-name="ce3"/>
        </table:table-row>
        <table:table-row table:number-rows-repeated="48" table:style-name="ro1">
          <table:table-cell table:number-columns-repeated="16384"/>
        </table:table-row>
        <table:table-row table:number-rows-repeated="4" table:style-name="ro1">
          <table:table-cell table:number-columns-repeated="16384" table:style-name="ce3"/>
        </table:table-row>
        <table:table-row table:style-name="ro1">
          <table:table-cell table:style-name="ce10"/>
          <table:table-cell table:number-columns-repeated="16383"/>
        </table:table-row>
        <table:table-row table:number-rows-repeated="7" table:style-name="ro1">
          <table:table-cell table:number-columns-repeated="16384" table:style-name="ce3"/>
        </table:table-row>
        <table:table-row table:number-rows-repeated="908" table:style-name="ro1">
          <table:table-cell table:style-name="ce7"/>
          <table:table-cell table:number-columns-repeated="16383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José Cleiton Borges Correia</dc:creator>
    <meta:creation-date>2021-11-13T23:14:30Z</meta:creation-date>
    <dc:date>2021-11-29T02:34:0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L03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30">
      <style:chart-properties chart:regression-type="logarithmic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29.2127559055118pt" svg:width="350.8991338582677pt" chart:style-name="Crt0">
        <chart:title chart:style-name="CT00">
          <text:p text:style-name="a0" text:class-names="" text:cond-style-name="">custo computacional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usto total (operaçõe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K (número de clusters)</text:p>
            </chart:title>
          </chart:axis>
          <chart:series chart:values-cell-range-address="inicialização.$B$28:.$B$32" chart:class="chart:scatter" chart:attached-axis="primary-y" chart:style-name="G0S0">
            <chart:domain table:cell-range-address="inicialização.$B$27:.$E$27"/>
            <chart:data-point chart:repeated="4"/>
          </chart:series>
          <chart:series chart:values-cell-range-address="inicialização.$C$28:.$C$32" chart:class="chart:scatter" chart:attached-axis="primary-y" chart:style-name="G0S1">
            <chart:domain table:cell-range-address="inicialização.$B$27:.$E$27"/>
            <chart:data-point chart:repeated="4"/>
          </chart:series>
          <chart:series chart:values-cell-range-address="inicialização.$D$28:.$D$32" chart:class="chart:scatter" chart:attached-axis="primary-y" chart:style-name="G0S2">
            <chart:domain table:cell-range-address="inicialização.$B$27:.$E$27"/>
            <chart:data-point chart:repeated="4"/>
          </chart:series>
          <chart:series chart:values-cell-range-address="inicialização.$E$28:.$E$32" chart:class="chart:scatter" chart:attached-axis="primary-y" chart:style-name="G0S3">
            <chart:domain table:cell-range-address="inicialização.$B$27:.$E$27"/>
            <chart:regression-curve chart:style-name="T030">
              <chart:equation chart:automatic-content="true" chart:display-equation="true" chart:display-r-square="true" chart:style-name="TL030"/>
            </chart:regression-curve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0778in" style:font-size-asian="0.10778in" style:font-size-complex="0.10778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0778in" style:font-size-asian="0.10778in" style:font-size-complex="0.10778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L03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3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22.3295275590551pt" svg:width="351.8351968503937pt" chart:style-name="Crt0">
        <chart:title chart:style-name="CT00">
          <text:p text:style-name="a0" text:class-names="" text:cond-style-name="">custo computacional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usto (total operaçõe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(número de pixels)</text:p>
            </chart:title>
          </chart:axis>
          <chart:series chart:values-cell-range-address="inicialização.$B$28:.$B$32" chart:class="chart:scatter" chart:attached-axis="primary-y" chart:style-name="G0S0">
            <chart:domain table:cell-range-address="inicialização.$A$28:.$A$32"/>
            <chart:data-point chart:repeated="5"/>
          </chart:series>
          <chart:series chart:values-cell-range-address="inicialização.$C$28:.$C$32" chart:class="chart:scatter" chart:attached-axis="primary-y" chart:style-name="G0S1">
            <chart:domain table:cell-range-address="inicialização.$A$28:.$A$32"/>
            <chart:data-point chart:repeated="5"/>
          </chart:series>
          <chart:series chart:values-cell-range-address="inicialização.$D$28:.$D$32" chart:class="chart:scatter" chart:attached-axis="primary-y" chart:style-name="G0S2">
            <chart:domain table:cell-range-address="inicialização.$A$28:.$A$32"/>
            <chart:data-point chart:repeated="5"/>
          </chart:series>
          <chart:series chart:values-cell-range-address="inicialização.$E$28:.$E$32" chart:class="chart:scatter" chart:attached-axis="primary-y" chart:style-name="G0S3">
            <chart:domain table:cell-range-address="inicialização.$A$28:.$A$32"/>
            <chart:regression-curve chart:style-name="T030">
              <chart:equation chart:automatic-content="true" chart:display-equation="true" chart:display-r-square="true" chart:style-name="TL030"/>
            </chart:regression-curve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family="chart" style:name="T02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TL03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3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T00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0778in" style:font-size-asian="0.10778in" style:font-size-complex="0.10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0778in" style:font-size-asian="0.10778in" style:font-size-complex="0.10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automatic" chart:connect-bars="false" chart:solid-type="cuboid"/>
      <style:graphic-properties draw:fill="none" draw:stroke="none"/>
    </style:style>
  </office:automatic-styles>
  <office:body>
    <office:chart>
      <chart:chart chart:class="chart:scatter" svg:height="347.9996850393701pt" svg:width="386.2504724409449pt" chart:style-name="Crt0">
        <chart:title chart:style-name="CT00">
          <text:p text:style-name="a0" text:class-names="" text:cond-style-name="">custo computacional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usto (total operaçõe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(número de pixels)</text:p>
            </chart:title>
          </chart:axis>
          <chart:series chart:values-cell-range-address="iterativo.$B$28:.$B$32" chart:class="chart:scatter" chart:attached-axis="primary-y" chart:style-name="G0S0">
            <chart:domain table:cell-range-address="iterativo.$A$28:.$A$32"/>
            <chart:regression-curve chart:style-name="T000">
              <chart:equation chart:automatic-content="true" chart:display-equation="true" chart:display-r-square="true" chart:style-name="TL000"/>
            </chart:regression-curve>
            <chart:data-point chart:repeated="5"/>
          </chart:series>
          <chart:series chart:values-cell-range-address="iterativo.$C$28:.$C$32" chart:class="chart:scatter" chart:attached-axis="primary-y" chart:style-name="G0S1">
            <chart:domain table:cell-range-address="iterativo.$A$28:.$A$32"/>
            <chart:regression-curve chart:style-name="T010">
              <chart:equation chart:automatic-content="true" chart:display-equation="true" chart:display-r-square="true" chart:style-name="TL010"/>
            </chart:regression-curve>
            <chart:data-point chart:repeated="5"/>
          </chart:series>
          <chart:series chart:values-cell-range-address="iterativo.$D$28:.$D$32" chart:class="chart:scatter" chart:attached-axis="primary-y" chart:style-name="G0S2">
            <chart:domain table:cell-range-address="iterativo.$A$28:.$A$32"/>
            <chart:regression-curve chart:style-name="T020">
              <chart:equation chart:automatic-content="true" chart:display-equation="true" chart:display-r-square="true" chart:style-name="TL020"/>
            </chart:regression-curve>
            <chart:data-point chart:repeated="5"/>
          </chart:series>
          <chart:series chart:values-cell-range-address="iterativo.$E$28:.$E$32" chart:class="chart:scatter" chart:attached-axis="primary-y" chart:style-name="G0S3">
            <chart:domain table:cell-range-address="iterativo.$A$28:.$A$32"/>
            <chart:regression-curve chart:style-name="T030">
              <chart:equation chart:automatic-content="true" chart:display-equation="true" chart:display-r-square="true" chart:style-name="TL030"/>
            </chart:regression-curve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family="chart" style:name="T020">
      <style:chart-properties chart:regression-type="logarithmic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TL03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logarithmic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30">
      <style:chart-properties chart:regression-type="logarithmic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T000">
      <style:chart-properties chart:regression-type="logarithmic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automatic" chart:connect-bars="false" chart:solid-type="cuboid"/>
      <style:graphic-properties draw:fill="none" draw:stroke="none"/>
    </style:style>
  </office:automatic-styles>
  <office:body>
    <office:chart>
      <chart:chart chart:class="chart:scatter" svg:height="387.7502362204725pt" svg:width="410.2494488188976pt" chart:style-name="Crt0">
        <chart:title chart:style-name="CT00">
          <text:p text:style-name="a0" text:class-names="" text:cond-style-name="">custo computacional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usto total (operaçõe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K (número de clusters)</text:p>
            </chart:title>
          </chart:axis>
          <chart:series chart:values-cell-range-address="iterativo.$B$28:.$B$32" chart:class="chart:scatter" chart:attached-axis="primary-y" chart:style-name="G0S0">
            <chart:domain table:cell-range-address="iterativo.$B$27:.$E$27"/>
            <chart:regression-curve chart:style-name="T000">
              <chart:equation chart:automatic-content="true" chart:display-equation="true" chart:display-r-square="true" chart:style-name="TL000"/>
            </chart:regression-curve>
            <chart:data-point chart:repeated="4"/>
          </chart:series>
          <chart:series chart:values-cell-range-address="iterativo.$C$28:.$C$32" chart:class="chart:scatter" chart:attached-axis="primary-y" chart:style-name="G0S1">
            <chart:domain table:cell-range-address="iterativo.$B$27:.$E$27"/>
            <chart:regression-curve chart:style-name="T010">
              <chart:equation chart:automatic-content="true" chart:display-equation="true" chart:display-r-square="true" chart:style-name="TL010"/>
            </chart:regression-curve>
            <chart:data-point chart:repeated="4"/>
          </chart:series>
          <chart:series chart:values-cell-range-address="iterativo.$D$28:.$D$32" chart:class="chart:scatter" chart:attached-axis="primary-y" chart:style-name="G0S2">
            <chart:domain table:cell-range-address="iterativo.$B$27:.$E$27"/>
            <chart:regression-curve chart:style-name="T020">
              <chart:equation chart:automatic-content="true" chart:display-equation="true" chart:display-r-square="true" chart:style-name="TL020"/>
            </chart:regression-curve>
            <chart:data-point chart:repeated="4"/>
          </chart:series>
          <chart:series chart:values-cell-range-address="iterativo.$E$28:.$E$32" chart:class="chart:scatter" chart:attached-axis="primary-y" chart:style-name="G0S3">
            <chart:domain table:cell-range-address="iterativo.$B$27:.$E$27"/>
            <chart:regression-curve chart:style-name="T030">
              <chart:equation chart:automatic-content="true" chart:display-equation="true" chart:display-r-square="true" chart:style-name="TL030"/>
            </chart:regression-curve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